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master-page-name="">
      <style:paragraph-properties style:page-number="auto"/>
      <style:text-properties officeooo:paragraph-rsid="0028b31d"/>
    </style:style>
    <style:style style:name="P3" style:family="paragraph" style:parent-style-name="Standard" style:master-page-name="Standard">
      <style:paragraph-properties style:page-number="auto"/>
      <style:text-properties officeooo:paragraph-rsid="0028b31d"/>
    </style:style>
    <style:style style:name="P4" style:family="paragraph" style:parent-style-name="Head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Regular" style:font-family-generic="roman" style:font-pitch="variable" style:font-name-complex="Times New Roman2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6598in" fo:margin-bottom="0in" style:contextual-spacing="false" fo:line-height="200%" fo:keep-with-next="always"/>
      <style:text-properties fo:font-variant="normal" fo:text-transform="non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indent="0.5in" style:auto-text-indent="false" style:page-number="auto"/>
    </style:style>
    <style:style style:name="List" style:family="paragraph" style:parent-style-name="Text_20_body" style:class="list">
      <style:text-properties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" style:font-family-complex="'Times New Roman'" style:font-family-generic-complex="roman" style:font-pitch-complex="variable"/>
    </style:style>
    <style:style style:name="Author" style:family="paragraph" style:parent-style-name="Title" style:class="chapter" style:master-page-name="">
      <style:paragraph-properties fo:text-align="center" style:justify-single-word="false" style:page-number="auto"/>
    </style:style>
    <style:style style:name="Date" style:family="paragraph" style:parent-style-name="Standard" style:class="html" style:master-page-name="">
      <style:paragraph-properties fo:text-align="center" style:justify-single-word="false" style:page-number="auto"/>
      <style:text-properties fo:text-transform="upperca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top="1in" fo:margin-bottom="0.6598in" style:contextual-spacing="true" fo:line-height="100%" fo:text-align="center" style:justify-single-word="false" style:page-number="auto" fo:break-before="page"/>
      <style:text-properties fo:text-transform="uppercase" style:font-name="Times New Roman1" fo:font-family="'Times New Roman'" style:font-style-name="Bold" style:font-family-generic="roman" style:font-pitch="variable" fo:font-size="12pt" fo:font-weight="normal" style:font-size-asian="115%" style:font-weight-asian="bold" style:font-size-complex="1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598in" fo:margin-bottom="0in" style:contextual-spacing="false" fo:line-height="200%" fo:text-align="center" style:justify-single-word="false"/>
      <style:text-properties fo:font-weight="bold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2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200%"/>
      <style:text-properties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200%"/>
      <style:text-properties style:font-size-complex="12pt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top="0in" fo:margin-bottom="0.1598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in" fo:margin-top="0in" fo:margin-bottom="0.1299in" style:contextual-spacing="false" fo:text-indent="0.5in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.5in" fo:text-indent="0.1965in" style:auto-text-indent="false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left="0in" fo:margin-top="2in" fo:margin-bottom="0in" style:contextual-spacing="true" fo:line-height="100%" fo:text-align="center" style:justify-single-word="false"/>
      <style:text-properties fo:text-transform="uppercase" fo:font-size="12pt" fo:font-weight="normal" style:font-size-asian="28pt" style:font-weight-asian="bold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in" fo:margin-top="0.6598in" fo:margin-bottom="0.3299in" style:contextual-spacing="false" fo:line-height="100%" fo:text-align="center" style:justify-single-word="false" fo:text-indent="0in" style:auto-text-indent="false" style:page-number="auto" fo:break-before="page" text:number-lines="false" text:line-number="0"/>
      <style:text-properties fo:text-transform="uppercase" fo:font-size="12pt" fo:font-weight="normal" style:font-size-asian="16pt" style:font-weight-asian="bold" style:font-size-complex="12pt" style:font-weight-complex="normal"/>
    </style:style>
    <style:style style:name="Bibliography_20_1" style:display-name="Bibliography 1" style:family="paragraph" style:parent-style-name="Index" style:class="index">
      <style:paragraph-properties fo:margin-left="0.5in" fo:margin-top="0in" fo:margin-bottom="0.1598in" style:contextual-spacing="false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Institution" style:family="paragraph" style:parent-style-name="Heading_20_1" style:default-outline-level="" style:list-style-name="" style:class="chapter">
      <style:paragraph-properties fo:margin-top="1in" fo:margin-bottom="0in" style:contextual-spacing="true"/>
      <style:text-properties style:font-name="Times New Roman2" fo:font-family="'Times New Roman'" style:font-style-name="Regular" style:font-family-generic="roman" style:font-pitch="variable"/>
    </style:style>
    <style:style style:name="Submission" style:family="paragraph" style:parent-style-name="Title" style:class="chapter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>
      <style:text-properties style:font-name="Times New Roman2" fo:font-family="'Times New Roman'" style:font-style-name="Regular" style:font-family-generic="roman" style:font-pitch="variable" style:font-name-complex="Times New Roman2" style:font-family-complex="'Times New Roman'" style:font-style-name-complex="Regular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  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43in" style:distance-before-sep="0.0701in" style:distance-after-sep="0.0701in" style:line-style="solid" style:adjustment="left" style:rel-width="30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 Copy 1 Copy 4"/><text:page-number text:select-page="current" text:page-adjust="-1"/><text:bookmark-end text:name="PageNumWizard_HEADER_Default Page Style1 Copy 1 Copy 4"/></text:p>
      </style:header>
      <style:header-first>
        <text:p text:style-name="MP1"><text:bookmark text:name="PageNumWizard_HEADER_Default Page Style1 Copy 1 Copy 4 Copy 1"/></text:p>
      </style:header-first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15T00:39:41.199628177</dc:date>
    <meta:editing-duration>PT1H51M47S</meta:editing-duration>
    <meta:editing-cycles>57</meta:editing-cycles>
    <meta:document-statistic meta:table-count="0" meta:image-count="0" meta:object-count="0" meta:page-count="1" meta:paragraph-count="2" meta:word-count="2" meta:character-count="12" meta:non-whitespace-character-count="11"/>
  </office:meta>
</office:document-meta>
</file>